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3c035" officeooo:paragraph-rsid="0003c035" style:font-size-asian="11pt" style:font-size-complex="11pt"/>
    </style:style>
    <style:style style:name="P2" style:family="paragraph" style:parent-style-name="Standard">
      <style:text-properties fo:font-size="13pt" officeooo:rsid="0003c035" officeooo:paragraph-rsid="0003c035" style:font-size-asian="13pt" style:font-size-complex="13pt"/>
    </style:style>
    <style:style style:name="P3" style:family="paragraph" style:parent-style-name="Standard">
      <style:text-properties fo:font-size="13pt" fo:font-weight="bold" officeooo:rsid="0003c035" officeooo:paragraph-rsid="0003c035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1pt" officeooo:rsid="0003c035" officeooo:paragraph-rsid="0003c035" style:font-size-asian="11pt" style:font-size-complex="11pt"/>
    </style:style>
    <style:style style:name="P5" style:family="paragraph" style:parent-style-name="Standard">
      <style:text-properties fo:font-size="13pt" officeooo:rsid="0003c035" officeooo:paragraph-rsid="0003c035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44ab"/>
    </style:style>
    <style:style style:name="T3" style:family="text">
      <style:text-properties officeooo:rsid="0008805c"/>
    </style:style>
    <style:style style:name="T4" style:family="text">
      <style:text-properties officeooo:rsid="000919cf"/>
    </style:style>
    <style:style style:name="T5" style:family="text">
      <style:text-properties officeooo:rsid="000a3733"/>
    </style:style>
    <style:style style:name="T6" style:family="text">
      <style:text-properties officeooo:rsid="000a8488"/>
    </style:style>
    <style:style style:name="T7" style:family="text">
      <style:text-properties officeooo:rsid="000c7b0a"/>
    </style:style>
    <style:style style:name="T8" style:family="text">
      <style:text-properties officeooo:rsid="000f08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dacht 11<text:tab/><text:tab/><text:tab/><text:tab/><text:tab/><text:tab/><text:tab/><text:span text:style-name="T4">Eric Hoffman</text:span> &amp; <text:span text:style-name="T4">Lukas Boonstra</text:span></text:p>
      <text:p text:style-name="P1"><text:tab/><text:tab/><text:tab/><text:tab/><text:tab/><text:tab/><text:tab/><text:tab/><text:span text:style-name="T1">Klas: I1a</text:span></text:p>
      <text:p text:style-name="P1">int pwmPin11 = 11;</text:p>
      <text:p text:style-name="P1">int <text:span text:style-name="T5">lumen</text:span> = 0;</text:p>
      <text:p text:style-name="P1">int stap = 25;</text:p>
      <text:p text:style-name="P1"/>
      <text:p text:style-name="P1"/>
      <text:p text:style-name="P1">void setup () {</text:p>
      <text:p text:style-name="P1"><text:s text:c="2"/>Serial.begin(9600);</text:p>
      <text:p text:style-name="P1"><text:s text:c="2"/>pinMode(pwmPin11, OUTPUT);</text:p>
      <text:p text:style-name="P1">}</text:p>
      <text:p text:style-name="P1"/>
      <text:p text:style-name="P1">void loop () {</text:p>
      <text:p text:style-name="P1"><text:s text:c="2"/>if (<text:span text:style-name="T5">(lumen</text:span> <text:span text:style-name="T5">+= stap)</text:span> &gt; 250) {</text:p>
      <text:p text:style-name="P1"><text:s text:c="4"/><text:span text:style-name="T5">lumen</text:span> = 0;</text:p>
      <text:p text:style-name="P1"><text:s text:c="2"/>}</text:p>
      <text:p text:style-name="P1"><text:s text:c="2"/></text:p>
      <text:p text:style-name="P1"><text:s text:c="2"/>analogWrite(pwmPin11, <text:span text:style-name="T5">lumen</text:span>);</text:p>
      <text:p text:style-name="P1"><text:s text:c="2"/></text:p>
      <text:p text:style-name="P1"><text:s text:c="2"/>delay(<text:span text:style-name="T5">500</text:span>);</text:p>
      <text:p text:style-name="P1">}</text:p>
      <text:p text:style-name="P1"/>
      <text:p text:style-name="P1"/>
      <text:p text:style-name="P3">Opdracht 15</text:p>
      <text:p text:style-name="P2"/>
      <text:p text:style-name="P1">int led[] = {12,11,10,9,8};</text:p>
      <text:p text:style-name="P1">int pinCount = 6;</text:p>
      <text:p text:style-name="P1">int sen<text:span text:style-name="T6">sPi</text:span>n = -<text:span text:style-name="T6">1</text:span>;</text:p>
      <text:p text:style-name="P1"/>
      <text:p text:style-name="P1">void setup() {</text:p>
      <text:p text:style-name="P1"><text:s text:c="2"/>Serial.begin(9600);</text:p>
      <text:p text:style-name="P1"><text:s text:c="2"/>for(int this<text:span text:style-name="T3">L</text:span>ed = 0; this<text:span text:style-name="T3">L</text:span>ed &lt; pinCount; this<text:span text:style-name="T3">L</text:span>ed++) {</text:p>
      <text:p text:style-name="P1"><text:s text:c="4"/>pinMode(led[this<text:span text:style-name="T3">L</text:span>ed], OUTPUT);</text:p>
      <text:p text:style-name="P1"><text:s text:c="2"/>}</text:p>
      <text:p text:style-name="P1">}</text:p>
      <text:p text:style-name="P1"/>
      <text:p text:style-name="P1">void loop(){</text:p>
      <text:p text:style-name="P1"><text:s text:c="2"/>int sensValue = analogRead(sens<text:span text:style-name="T3">P</text:span>in);</text:p>
      <text:p text:style-name="P1"><text:s text:c="2"/><text:span text:style-name="T6">thisLed = (thisLed++) % pinCount;</text:span></text:p>
      <text:p text:style-name="P1"/>
      <text:p text:style-name="P1"><text:s text:c="2"/>digitalWrite(led[thisLed], HIGH);</text:p>
      <text:p text:style-name="P1"><text:s text:c="2"/></text:p>
      <text:p text:style-name="P1"><text:s text:c="2"/>delay(<text:span text:style-name="T8">1024 - </text:span>sensValue);</text:p>
      <text:p text:style-name="P1"><text:s text:c="6"/></text:p>
      <text:p text:style-name="P1"><text:s text:c="2"/>digitalWrite(led[thisLed], LOW);</text:p>
      <text:p text:style-name="P1">}</text:p>
      <text:p text:style-name="P1"/>
      <text:p text:style-name="P2"><text:span text:style-name="T1"/></text:p>
      <text:p text:style-name="P2"><text:span text:style-name="T1">Opdracht 18</text:span></text:p>
      <text:p text:style-name="P2"/>
      <text:p text:style-name="P1">int led[] = {12,11,10,9,8};</text:p>
      <text:p text:style-name="P1">int <text:span text:style-name="T2">p</text:span>in<text:span text:style-name="T2">C</text:span>ount = 6;</text:p>
      <text:p text:style-name="P1">int sens<text:span text:style-name="T3">P</text:span>in = 0;</text:p>
      <text:p text:style-name="P1"/>
      <text:p text:style-name="P1">void setup() {</text:p>
      <text:p text:style-name="P1"><text:s text:c="2"/>Serial.begin(9600);</text:p>
      <text:p text:style-name="P1"><text:soft-page-break/><text:s text:c="2"/>for(int this<text:span text:style-name="T3">L</text:span>ed = 0; this<text:span text:style-name="T3">L</text:span>ed &lt; <text:span text:style-name="T2">p</text:span>in<text:span text:style-name="T2">C</text:span>ount; this<text:span text:style-name="T3">L</text:span>ed++) {</text:p>
      <text:p text:style-name="P1"><text:s text:c="4"/>pinMode(led[this<text:span text:style-name="T3">L</text:span>ed], OUTPUT);</text:p>
      <text:p text:style-name="P1"><text:s text:c="2"/>}</text:p>
      <text:p text:style-name="P1">}</text:p>
      <text:p text:style-name="P1"/>
      <text:p text:style-name="P1">void loop() {</text:p>
      <text:p text:style-name="P1"><text:s text:c="2"/>int sensValue = analogRead(sens<text:span text:style-name="T3">P</text:span>in);</text:p>
      <text:p text:style-name="P1"><text:s text:c="2"/></text:p>
      <text:p text:style-name="P1"><text:s text:c="2"/>for (int val = 0; val &lt; sensValue / (1024/6); val++) {</text:p>
      <text:p text:style-name="P1"><text:s text:c="4"/>digitalWrite(led[val], HIGH);</text:p>
      <text:p text:style-name="P1"><text:s text:c="2"/>}</text:p>
      <text:p text:style-name="P1"><text:s text:c="2"/>delay(100);</text:p>
      <text:p text:style-name="P1"><text:s text:c="2"/></text:p>
      <text:p text:style-name="P1"><text:s text:c="2"/>for (int val = 0; val &lt; <text:span text:style-name="T3">p</text:span>in<text:span text:style-name="T3">C</text:span>ount; val++) {</text:p>
      <text:p text:style-name="P1"><text:s text:c="4"/>digitalWrite(led[val], LOW);</text:p>
      <text:p text:style-name="P1"><text:s text:c="2"/><text:span text:style-name="T2">}</text:span></text:p>
      <text:p text:style-name="P1">}</text:p>
      <text:p text:style-name="P1"/>
      <text:p text:style-name="P2"/>
      <text:p text:style-name="P3">Opdracht 19</text:p>
      <text:p text:style-name="P1"/>
      <text:p text:style-name="P1">int led[] = {12,11,10,9,8};</text:p>
      <text:p text:style-name="P1">int pinCount = 5;</text:p>
      <text:p text:style-name="P1">int sensPin = 0;</text:p>
      <text:p text:style-name="P1">int ledPin = 1;</text:p>
      <text:p text:style-name="P1">int pinInc = -1;</text:p>
      <text:p text:style-name="P1"/>
      <text:p text:style-name="P1">void setup() {</text:p>
      <text:p text:style-name="P1"><text:s text:c="2"/>Serial.begin(9600);</text:p>
      <text:p text:style-name="P1"><text:s text:c="2"/>for(int this<text:span text:style-name="T3">L</text:span>ed = 0; this<text:span text:style-name="T3">L</text:span>ed &lt; pinCount; this<text:span text:style-name="T3">L</text:span>ed++) {</text:p>
      <text:p text:style-name="P1"><text:s text:c="4"/>pinMode(led[this<text:span text:style-name="T3">L</text:span>ed], OUTPUT);</text:p>
      <text:p text:style-name="P1"><text:s text:c="2"/>}</text:p>
      <text:p text:style-name="P1">}</text:p>
      <text:p text:style-name="P1"/>
      <text:p text:style-name="P1">void loop() {</text:p>
      <text:p text:style-name="P1"><text:s text:c="2"/>int sensValue = analogRead(sensPin);</text:p>
      <text:p text:style-name="P1"><text:s text:c="2"/></text:p>
      <text:p text:style-name="P1"><text:s text:c="2"/>ledPin += pinInc;</text:p>
      <text:p text:style-name="P1"><text:s text:c="2"/></text:p>
      <text:p text:style-name="P1"><text:s text:c="2"/>if (ledPin &lt;= 0 || ledPin &gt;= pinCount - 1) {</text:p>
      <text:p text:style-name="P1"><text:s text:c="4"/>pinInc = -pinInc;</text:p>
      <text:p text:style-name="P1"><text:s text:c="2"/>}</text:p>
      <text:p text:style-name="P1"><text:s text:c="4"/></text:p>
      <text:p text:style-name="P1"><text:s text:c="2"/>digitalWrite(led[ledPin], HIGH);</text:p>
      <text:p text:style-name="P1"><text:s text:c="2"/>delay(128 + sensValue);</text:p>
      <text:p text:style-name="P1"><text:s text:c="2"/>digitalWrite(led[ledPin], LOW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Vredenburg</meta:initial-creator>
    <meta:creation-date>2013-12-12T12:26:28.747500939</meta:creation-date>
    <meta:print-date>2013-12-15T21:53:10.824000000</meta:print-date>
    <dc:date>2013-12-17T10:32:57.215000000</dc:date>
    <meta:editing-duration>PT30M58S</meta:editing-duration>
    <meta:editing-cycles>9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84" meta:word-count="238" meta:character-count="1583" meta:non-whitespace-character-count="1288"/>
  </office:meta>
</office:document-meta>
</file>